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Table_20_Contents">
      <style:text-properties officeooo:rsid="00762752" officeooo:paragraph-rsid="00762752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2ce77" style:font-style-asian="italic" style:font-style-complex="italic"/>
    </style:style>
    <style:style style:name="P14" style:family="paragraph" style:parent-style-name="Standard">
      <style:text-properties style:font-name="Times New Roman" fo:font-style="italic" officeooo:rsid="00320ed7" officeooo:paragraph-rsid="00b0f11e" style:font-style-asian="italic" style:font-style-complex="italic"/>
    </style:style>
    <style:style style:name="P15" style:family="paragraph" style:parent-style-name="Standard">
      <style:text-properties style:font-name="Times New Roman" fo:font-style="italic" officeooo:paragraph-rsid="00b0f11e" style:font-style-asian="italic" style:font-style-complex="italic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8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19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20" style:family="paragraph" style:parent-style-name="Standard">
      <style:text-properties style:font-name="Times New Roman" officeooo:rsid="00267fa4" officeooo:paragraph-rsid="0072cfb5"/>
    </style:style>
    <style:style style:name="P21" style:family="paragraph" style:parent-style-name="Standard">
      <style:text-properties style:font-name="Times New Roman" officeooo:rsid="00267fa4" officeooo:paragraph-rsid="00777df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a31db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80a9b"/>
    </style:style>
    <style:style style:name="P25" style:family="paragraph" style:parent-style-name="Standard">
      <style:text-properties style:font-name="Times New Roman" officeooo:rsid="00267fa4" officeooo:paragraph-rsid="00267fa4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adc14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ba31db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0fc9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style:text-underline-style="none" fo:font-weight="normal" officeooo:rsid="007a2866" officeooo:paragraph-rsid="00b0f1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b00fc9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style:text-underline-style="none" fo:font-weight="normal" officeooo:rsid="007f2216" officeooo:paragraph-rsid="00b0f11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style:text-underline-style="none" fo:font-weight="normal" officeooo:rsid="0088d946" officeooo:paragraph-rsid="00b0f1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953e3b" officeooo:paragraph-rsid="00b00fc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b11d32"/>
    </style:style>
    <style:style style:name="P44" style:family="paragraph" style:parent-style-name="Standard">
      <style:text-properties style:font-name="Times New Roman" officeooo:rsid="00320ed7" officeooo:paragraph-rsid="00b0f11e"/>
    </style:style>
    <style:style style:name="P45" style:family="paragraph" style:parent-style-name="Standard">
      <style:text-properties style:font-name="Times New Roman" officeooo:rsid="00320ed7" officeooo:paragraph-rsid="007a6ebc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0f11e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0f11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e46f2" officeooo:paragraph-rsid="00b0f11e"/>
    </style:style>
    <style:style style:name="P49" style:family="paragraph" style:parent-style-name="Standard">
      <style:text-properties style:font-name="Times New Roman" officeooo:paragraph-rsid="00b0f11e"/>
    </style:style>
    <style:style style:name="P50" style:family="paragraph" style:parent-style-name="Standard">
      <style:text-properties style:font-name="Times New Roman" officeooo:rsid="0088d946" officeooo:paragraph-rsid="00b0f11e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46932a" officeooo:paragraph-rsid="00b0f11e"/>
    </style:style>
    <style:style style:name="P52" style:family="paragraph" style:parent-style-name="Standard">
      <style:text-properties style:font-name="Times New Roman" officeooo:rsid="00583d83" officeooo:paragraph-rsid="00583d83"/>
    </style:style>
    <style:style style:name="P53" style:family="paragraph" style:parent-style-name="Standard">
      <style:text-properties style:font-name="Times New Roman" officeooo:rsid="001e14a6" officeooo:paragraph-rsid="001e14a6"/>
    </style:style>
    <style:style style:name="P54" style:family="paragraph" style:parent-style-name="Standard">
      <style:text-properties style:font-name="Times New Roman" officeooo:rsid="001e14a6" officeooo:paragraph-rsid="0051bbf0"/>
    </style:style>
    <style:style style:name="P55" style:family="paragraph" style:parent-style-name="Standard">
      <style:text-properties style:font-name="Times New Roman" officeooo:rsid="001e14a6" officeooo:paragraph-rsid="00b11d32"/>
    </style:style>
    <style:style style:name="P56" style:family="paragraph" style:parent-style-name="Standard">
      <style:text-properties style:font-name="Times New Roman" officeooo:rsid="0051bbf0" officeooo:paragraph-rsid="00b11d32"/>
    </style:style>
    <style:style style:name="P57" style:family="paragraph" style:parent-style-name="Standard">
      <style:text-properties style:font-name="Times New Roman" officeooo:rsid="0051bbf0" officeooo:paragraph-rsid="00974850"/>
    </style:style>
    <style:style style:name="P58" style:family="paragraph" style:parent-style-name="Table_20_Contents">
      <style:text-properties style:font-name="Times New Roman" officeooo:paragraph-rsid="00b11d32"/>
    </style:style>
    <style:style style:name="P59" style:family="paragraph" style:parent-style-name="Table_20_Contents">
      <style:text-properties style:font-name="Times New Roman" officeooo:rsid="0075ab86" officeooo:paragraph-rsid="00b11d32"/>
    </style:style>
    <style:style style:name="P60" style:family="paragraph" style:parent-style-name="Table_20_Contents">
      <style:text-properties style:font-name="Times New Roman" officeooo:rsid="00851496" officeooo:paragraph-rsid="00b11d32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c788e"/>
    </style:style>
    <style:style style:name="P63" style:family="paragraph" style:parent-style-name="Standard" style:list-style-name="L1">
      <style:text-properties style:font-name="Times New Roman" officeooo:rsid="00590ab2" officeooo:paragraph-rsid="00590ab2"/>
    </style:style>
    <style:style style:name="P64" style:family="paragraph" style:parent-style-name="Standard" style:list-style-name="L1">
      <style:text-properties style:font-name="Times New Roman" officeooo:rsid="005af17e" officeooo:paragraph-rsid="005af17e"/>
    </style:style>
    <style:style style:name="P65" style:family="paragraph" style:parent-style-name="Standard" style:list-style-name="L2">
      <style:text-properties style:font-name="Times New Roman" officeooo:rsid="00bc788e" officeooo:paragraph-rsid="00bc788e"/>
    </style:style>
    <style:style style:name="P66" style:family="paragraph" style:parent-style-name="Standard" style:list-style-name="L2">
      <style:text-properties style:font-name="Times New Roman" officeooo:rsid="0098fc38" officeooo:paragraph-rsid="00bf3d47"/>
    </style:style>
    <style:style style:name="P67" style:family="paragraph" style:parent-style-name="Standard" style:list-style-name="L2">
      <style:text-properties style:font-name="Times New Roman" fo:font-size="12pt" officeooo:paragraph-rsid="00bf3d47" style:font-size-asian="12pt" style:font-size-complex="12pt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eda82" officeooo:paragraph-rsid="00b0f11e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3b60de" officeooo:paragraph-rsid="00b0f11e"/>
    </style:style>
    <style:style style:name="P70" style:family="paragraph" style:parent-style-name="Standard" style:list-style-name="L2">
      <style:text-properties officeooo:rsid="00531893" officeooo:paragraph-rsid="00bf3d47"/>
    </style:style>
    <style:style style:name="P7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bf3d47" style:font-size-asian="12pt" style:font-style-asian="normal" style:font-weight-asian="normal" style:font-size-complex="12pt" style:text-emphasize="none"/>
    </style:style>
    <style:style style:name="T1" style:family="text">
      <style:text-properties officeooo:rsid="00ac06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8431bb" style:font-weight-asian="bold" style:font-weight-complex="bold"/>
    </style:style>
    <style:style style:name="T5" style:family="text">
      <style:text-properties fo:font-weight="bold" officeooo:rsid="00ac067e" style:font-weight-asian="bold" style:font-weight-complex="bold"/>
    </style:style>
    <style:style style:name="T6" style:family="text">
      <style:text-properties fo:font-weight="bold" officeooo:rsid="00240acc" style:font-weight-asian="bold" style:font-weight-complex="bold"/>
    </style:style>
    <style:style style:name="T7" style:family="text">
      <style:text-properties fo:font-weight="bold" officeooo:rsid="006f8adb" style:font-weight-asian="bold" style:font-weight-complex="bold"/>
    </style:style>
    <style:style style:name="T8" style:family="text">
      <style:text-properties fo:font-weight="normal" officeooo:rsid="00ac067e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officeooo:rsid="00b80a9b"/>
    </style:style>
    <style:style style:name="T11" style:family="text">
      <style:text-properties officeooo:rsid="0022ae94"/>
    </style:style>
    <style:style style:name="T12" style:family="text">
      <style:text-properties officeooo:rsid="00240acc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d28a1"/>
    </style:style>
    <style:style style:name="T17" style:family="text">
      <style:text-properties officeooo:rsid="0031aa3b"/>
    </style:style>
    <style:style style:name="T18" style:family="text">
      <style:text-properties officeooo:rsid="0051bbf0"/>
    </style:style>
    <style:style style:name="T19" style:family="text">
      <style:text-properties officeooo:rsid="0051eaef"/>
    </style:style>
    <style:style style:name="T20" style:family="text">
      <style:text-properties officeooo:rsid="00549bc8"/>
    </style:style>
    <style:style style:name="T21" style:family="text">
      <style:text-properties officeooo:rsid="005e62ff"/>
    </style:style>
    <style:style style:name="T22" style:family="text">
      <style:text-properties officeooo:rsid="00645172"/>
    </style:style>
    <style:style style:name="T23" style:family="text">
      <style:text-properties officeooo:rsid="0072cfb5"/>
    </style:style>
    <style:style style:name="T24" style:family="text">
      <style:text-properties officeooo:rsid="00470150"/>
    </style:style>
    <style:style style:name="T25" style:family="text">
      <style:text-properties officeooo:rsid="008431bb"/>
    </style:style>
    <style:style style:name="T26" style:family="text">
      <style:text-properties officeooo:rsid="0085eb82"/>
    </style:style>
    <style:style style:name="T27" style:family="text">
      <style:text-properties officeooo:rsid="0093d44b"/>
    </style:style>
    <style:style style:name="T28" style:family="text">
      <style:text-properties officeooo:rsid="0075ab86"/>
    </style:style>
    <style:style style:name="T29" style:family="text">
      <style:text-properties style:text-position="super 58%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a2866" style:font-style-asian="normal" style:font-weight-asian="normal" style:font-style-complex="normal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80a9b" style:font-style-asian="normal" style:font-weight-asian="normal" style:font-style-complex="normal" style:font-weight-complex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font-weight-complex="normal" style:text-emphasize="none"/>
    </style:style>
    <style:style style:name="T40" style:family="text">
      <style:text-properties officeooo:rsid="00953e3b"/>
    </style:style>
    <style:style style:name="T41" style:family="text">
      <style:text-properties officeooo:rsid="00a34702"/>
    </style:style>
    <style:style style:name="T42" style:family="text">
      <style:text-properties officeooo:rsid="00a8a730"/>
    </style:style>
    <style:style style:name="T43" style:family="text">
      <style:text-properties officeooo:rsid="007a2866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46" style:family="text">
      <style:text-properties officeooo:rsid="00ae158f"/>
    </style:style>
    <style:style style:name="T47" style:family="text">
      <style:text-properties officeooo:rsid="0083c586"/>
    </style:style>
    <style:style style:name="T48" style:family="text">
      <style:text-properties officeooo:rsid="007bd9fc"/>
    </style:style>
    <style:style style:name="T49" style:family="text">
      <style:text-properties officeooo:rsid="007be473"/>
    </style:style>
    <style:style style:name="T50" style:family="text">
      <style:text-properties officeooo:rsid="007d8aa7"/>
    </style:style>
    <style:style style:name="T51" style:family="text">
      <style:text-properties officeooo:rsid="003b60de"/>
    </style:style>
    <style:style style:name="T52" style:family="text">
      <style:text-properties officeooo:rsid="003f4702"/>
    </style:style>
    <style:style style:name="T53" style:family="text">
      <style:text-properties officeooo:rsid="0080d80b"/>
    </style:style>
    <style:style style:name="T54" style:family="text">
      <style:text-properties officeooo:rsid="008720c4"/>
    </style:style>
    <style:style style:name="T55" style:family="text">
      <style:text-properties officeooo:rsid="00b0f11e"/>
    </style:style>
    <style:style style:name="T56" style:family="text">
      <style:text-properties officeooo:rsid="00851496"/>
    </style:style>
    <style:style style:name="T57" style:family="text">
      <style:text-properties officeooo:rsid="00b7bf72"/>
    </style:style>
    <style:style style:name="T58" style:family="text">
      <style:text-properties officeooo:rsid="00ba23c7"/>
    </style:style>
    <style:style style:name="T5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76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b0f11e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645172" style:font-size-asian="12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470150" style:font-size-asian="12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91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officeooo:rsid="00bc788e"/>
    </style:style>
    <style:style style:name="T95" style:family="text">
      <style:text-properties officeooo:rsid="00531893"/>
    </style:style>
    <style:style style:name="T96" style:family="text">
      <style:text-properties officeooo:rsid="009a61c4"/>
    </style:style>
    <style:style style:name="T97" style:family="text">
      <style:text-properties officeooo:rsid="009d1c18"/>
    </style:style>
    <style:style style:name="T98" style:family="text">
      <style:text-properties officeooo:rsid="0098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<text:span text:style-name="T25">en Documentos </text:span>Jurídic<text:span text:style-name="T25">os</text:span></text:p>
          </table:table-cell>
        </table:table-row>
        <table:table-row>
          <table:table-cell table:style-name="Table1.A1" office:value-type="string">
            <text:p text:style-name="P5">Program <text:span text:style-name="T17">and </text:span><text:span text:style-name="T11">Track</text:span>:</text:p>
          </table:table-cell>
          <table:table-cell table:style-name="Table1.A1" office:value-type="string">
            <text:p text:style-name="P4"><text:span text:style-name="T12">I</text:span><text:span text:style-name="T6">nterpretación y Traduccíon: </text:span><text:span text:style-name="T4">7</text:span><text:span text:style-name="T2">° Cu</text:span><text:span text:style-name="T7">a</text:span><text:span text:style-name="T2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25">T</text:span>073<text:span text:style-name="T1">2</text:span></text:p>
          </table:table-cell>
        </table:table-row>
        <table:table-row>
          <table:table-cell table:style-name="Table1.A1" office:value-type="string">
            <text:p text:style-name="P10">Cohort <text:span text:style-name="T27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16">Description</text:p>
      <text:p text:style-name="P20">This course <text:span text:style-name="T9">will focus on the specialized terminologies, acronyms, and jargon used </text:span><text:span text:style-name="T8">i</text:span>n <text:span text:style-name="T23">selected</text:span> <text:span text:style-name="T26">legal documents </text:span><text:span text:style-name="T1">within the context legal systems, legal research, </text:span><text:span text:style-name="T46">and international law</text:span><text:span text:style-name="T21">. <text:s/></text:span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6">be specific </text:span><text:span text:style-name="T15">to </text:span><text:span text:style-name="T14">Spanish and English translation</text:span><text:span text:style-name="T15">s.</text:span></text:p>
      <text:p text:style-name="P20"/>
      <text:p text:style-name="P21"><text:span text:style-name="T13">Major </text:span><text:span text:style-name="T16">elements of</text:span><text:span text:style-name="T13"> the course will include: <text:s/></text:span></text:p>
      <text:p text:style-name="P22"><text:span text:style-name="T43">I. <text:tab/></text:span><text:span text:style-name="T60">Language and the Law</text:span></text:p>
      <text:p text:style-name="P22"><text:span text:style-name="T61">II.<text:tab/></text:span><text:span text:style-name="T60">Foundations of </text:span><text:span text:style-name="T62">Legal Research and </text:span><text:span text:style-name="T60">Legal Systems</text:span></text:p>
      <text:p text:style-name="P22"><text:span text:style-name="T60">III. <text:tab/></text:span><text:span text:style-name="T61">Elements of Academic </text:span><text:span text:style-name="T63">Work</text:span></text:p>
      <text:p text:style-name="P27"><text:span text:style-name="T59">I</text:span><text:span text:style-name="T60">V</text:span><text:span text:style-name="T59">. <text:tab/></text:span><text:span text:style-name="T64">Elements of </text:span><text:span text:style-name="T65">Professional </text:span><text:span text:style-name="T66">Consulting</text:span></text:p>
      <text:p text:style-name="P27"><text:span text:style-name="T67">V.</text:span><text:span text:style-name="T64"> <text:s/><text:tab/>AI-Powered Translation</text:span></text:p>
      <text:p text:style-name="P28"><text:span text:style-name="T68">V</text:span><text:span text:style-name="T60">I</text:span><text:span text:style-name="T68">. <text:s/><text:tab/></text:span><text:span text:style-name="T91">Analysis, Evaluation, and </text:span><text:span text:style-name="T92">Translation of Legal Documents </text:span><text:span text:style-name="T93">in Civil Law</text:span></text:p>
      <text:p text:style-name="P23"><text:span text:style-name="T61">V</text:span><text:span text:style-name="T60">I</text:span><text:span text:style-name="T69">I</text:span><text:span text:style-name="T61">. <text:tab/></text:span><text:span text:style-name="T93">Analysis, Evaluation, and Translation from the Literature of </text:span><text:span text:style-name="T91">International Law</text:span></text:p>
      <text:p text:style-name="P24"><text:span text:style-name="T61">V</text:span><text:span text:style-name="T60">I</text:span><text:span text:style-name="T69">II</text:span><text:span text:style-name="T61">. <text:tab/></text:span><text:span text:style-name="T41">Vocabulary </text:span><text:span text:style-name="T42">Building</text:span></text:p>
      <text:p text:style-name="P21"/>
      <text:p text:style-name="P25"><text:span text:style-name="T44">Scope </text:span><text:span text:style-name="T45">and General Sequence</text:span></text:p>
      <text:p text:style-name="P12"><text:span text:style-name="T43">I. <text:s/></text:span><text:span text:style-name="T60">Language and the Law</text:span></text:p>
      <text:p text:style-name="P29"><text:span text:style-name="T61">1. </text:span><text:span text:style-name="T70">History, </text:span><text:span text:style-name="T71">S</text:span><text:span text:style-name="T72">tructure </text:span><text:span text:style-name="T73">and </text:span><text:span text:style-name="T71">F</text:span><text:span text:style-name="T74">unction</text:span><text:span text:style-name="T59">s</text:span><text:span text:style-name="T74"> </text:span><text:span text:style-name="T73">of </text:span><text:span text:style-name="T59">Legal </text:span><text:span text:style-name="T71">L</text:span><text:span text:style-name="T73">anguage</text:span></text:p>
      <text:p text:style-name="P29"><text:span text:style-name="T73">2. </text:span><text:span text:style-name="T59">The Role of Jargon</text:span></text:p>
      <text:p text:style-name="P32"/>
      <text:p text:style-name="P13"><text:span text:style-name="T61">II. </text:span><text:span text:style-name="T60">Foundations of </text:span><text:span text:style-name="T75">Legal Research </text:span><text:span text:style-name="T62">and </text:span><text:span text:style-name="T60">Legal Systems</text:span></text:p>
      <text:p text:style-name="P43"><text:span text:style-name="T60">1. </text:span><text:span text:style-name="T59">Legal Research</text:span></text:p>
      <text:p text:style-name="P41">1.1 Online Resources</text:p>
      <text:p text:style-name="P41">1.2 <text:s/>Reference Texts</text:p>
      <text:p text:style-name="P30"><text:span text:style-name="T75">2</text:span><text:span text:style-name="T60">. </text:span><text:span text:style-name="T76">Characterization of Legal Systems</text:span></text:p>
      <text:p text:style-name="P31"><text:span text:style-name="T75">2.1</text:span><text:span text:style-name="T76"> </text:span><text:span text:style-name="T59">History and Development </text:span><text:span text:style-name="T75">in </text:span><text:span text:style-name="T76">Mexico</text:span></text:p>
      <text:p text:style-name="P31"><text:span text:style-name="T75">2</text:span><text:span text:style-name="T76">.</text:span><text:span text:style-name="T75">2 </text:span><text:span text:style-name="T76">History and Development <text:s/></text:span><text:span text:style-name="T75">in the </text:span><text:span text:style-name="T76">US</text:span></text:p>
      <text:p text:style-name="P42">3. The <text:span text:style-name="T94">Suprema Corte de Justicia de la Nación (</text:span>SCJN<text:span text:style-name="T94">)</text:span></text:p>
      <text:p text:style-name="P41">3.1 History, Structure, and Function</text:p>
      <text:p text:style-name="P41">3.2 Jurisprudencia and Tesis Aisladas</text:p>
      <text:p text:style-name="P34"/>
      <text:p text:style-name="P14"><text:span text:style-name="T48">II</text:span><text:span text:style-name="T55">I</text:span>. <text:span text:style-name="T61">Elements of Academic </text:span><text:span text:style-name="T66">Work</text:span></text:p>
      <text:p text:style-name="P44"><text:tab/><text:span text:style-name="T49">1</text:span>. <text:s/>The Elements of Style in Professional Writing</text:p>
      <text:p text:style-name="P46"><text:span text:style-name="T49"><text:tab/>1.1 APA </text:span><text:span text:style-name="T50">S</text:span><text:span text:style-name="T49">tyl</text:span><text:span text:style-name="T50">e</text:span></text:p>
      <text:p text:style-name="P46"><text:tab/><text:span text:style-name="T49">1.2 <text:s/></text:span><text:span text:style-name="T51">Strunk and White’</text:span><text:span text:style-name="T52">s. “Elements of Style”</text:span></text:p>
      <text:p text:style-name="P69"><text:span text:style-name="T49">1.3 </text:span><text:s/>Developing a <text:span text:style-name="T53">Professional </text:span>Voice</text:p>
      <text:p text:style-name="P68"/>
      <text:p text:style-name="P68"/>
      <text:p text:style-name="P68"><text:soft-page-break/><text:span text:style-name="T50">2</text:span>. <text:s/>Review of Essential English Grammar</text:p>
      <text:p text:style-name="P47"><text:tab/><text:span text:style-name="T50">2</text:span>.1 <text:s/>Murphy’s, “English Grammar in Use”</text:p>
      <text:p text:style-name="P47"><text:span text:style-name="T61"><text:tab/></text:span><text:span text:style-name="T77">2</text:span><text:span text:style-name="T61">.2 <text:s/></text:span><text:span text:style-name="T78">The Yale Graduate Writing Center</text:span></text:p>
      <text:p text:style-name="P48"><text:span text:style-name="T78">3. </text:span><text:span text:style-name="T79">Constructing </text:span><text:span text:style-name="T59">Critique</text:span><text:span text:style-name="T79">s</text:span></text:p>
      <text:p text:style-name="P33"/>
      <text:p text:style-name="P14"><text:span text:style-name="T64">I</text:span><text:span text:style-name="T80">V</text:span><text:span text:style-name="T64"> <text:s/>Elements of </text:span><text:span text:style-name="T65">Professional </text:span><text:span text:style-name="T66">Consulting</text:span></text:p>
      <text:p text:style-name="P44"><text:span text:style-name="T61"><text:tab/></text:span><text:span text:style-name="T64">1</text:span><text:span text:style-name="T65">. </text:span><text:span text:style-name="T81">Quality Assurance / Quality Control (QA/QC)</text:span></text:p>
      <text:p text:style-name="P44"><text:span text:style-name="T65"><text:tab/><text:tab/></text:span><text:span text:style-name="T64">1</text:span><text:span text:style-name="T66">.1 Quality Management Systems (QMS): ISO 9001</text:span></text:p>
      <text:p text:style-name="P49"><text:span text:style-name="T65"><text:tab/><text:tab/></text:span><text:span text:style-name="T64">1</text:span><text:span text:style-name="T66">.2 </text:span><text:span text:style-name="T81">Records Management: ISO 15489</text:span><text:span text:style-name="T65"><text:tab/></text:span></text:p>
      <text:p text:style-name="P49"><text:span text:style-name="T65"><text:tab/></text:span><text:span text:style-name="T64">2</text:span><text:span text:style-name="T82">. </text:span><text:span text:style-name="T83"><text:s/></text:span><text:span text:style-name="T84">Document </text:span><text:span text:style-name="T83">Version Control Systems (V</text:span><text:span text:style-name="T85">CSs</text:span><text:span text:style-name="T83">)</text:span></text:p>
      <text:p text:style-name="P49"><text:span text:style-name="T83"><text:tab/><text:tab/></text:span><text:span text:style-name="T64">2</text:span><text:span text:style-name="T82">.1 </text:span><text:span text:style-name="T83">Git</text:span></text:p>
      <text:p text:style-name="P49"><text:span text:style-name="T83"><text:tab/><text:tab/></text:span><text:span text:style-name="T64">2</text:span><text:span text:style-name="T82">.2 GitHub</text:span></text:p>
      <text:p text:style-name="P50"><text:span text:style-name="T65"><text:tab/>3. </text:span><text:span text:style-name="T59">Marron’s Tips for Successful Consulting</text:span></text:p>
      <text:p text:style-name="P36"><text:tab/><text:tab/>3.1 <text:s/>Clients</text:p>
      <text:p text:style-name="P36"><text:tab/><text:tab/>3.2 <text:s/>Deliverables</text:p>
      <text:p text:style-name="P36"><text:tab/><text:tab/>3.3 Transmittal Letters</text:p>
      <text:p text:style-name="P35"/>
      <text:p text:style-name="P15"><text:span text:style-name="T67">V.</text:span><text:span text:style-name="T64"> <text:s/>AI-Powered Translation</text:span></text:p>
      <text:p text:style-name="P49"><text:span text:style-name="T65"><text:tab/></text:span><text:span text:style-name="T67">1. </text:span><text:span text:style-name="T86">Professional Translators in the 21</text:span><text:span text:style-name="T29">st</text:span><text:span text:style-name="T86"> century</text:span></text:p>
      <text:p text:style-name="P49"><text:span text:style-name="T86"><text:tab/><text:tab/></text:span><text:span text:style-name="T67">1.1 </text:span><text:span text:style-name="T87">Current Research</text:span></text:p>
      <text:p text:style-name="P49"><text:span text:style-name="T87"><text:tab/><text:tab/></text:span><text:span text:style-name="T67">1.2 </text:span><text:span text:style-name="T87">Realities</text:span></text:p>
      <text:p text:style-name="P49"><text:span text:style-name="T87"><text:tab/>2. </text:span><text:span text:style-name="T67">AI</text:span></text:p>
      <text:p text:style-name="P49"><text:span text:style-name="T67"><text:tab/><text:tab/>2.1 </text:span><text:span text:style-name="T87">Machine Learning</text:span></text:p>
      <text:p text:style-name="P49"><text:span text:style-name="T87"><text:tab/><text:tab/></text:span><text:span text:style-name="T67">2.2 </text:span><text:span text:style-name="T87">Large Language Models (LLMs)</text:span></text:p>
      <text:p text:style-name="P49"><text:span text:style-name="T87"><text:tab/><text:tab/></text:span><text:span text:style-name="T67">2.3 Generative Pre-Trained Transformers (GPTs)</text:span></text:p>
      <text:p text:style-name="P51"><text:span text:style-name="T47">3. </text:span><text:s/><text:span text:style-name="T47">The Tools</text:span></text:p>
      <text:p text:style-name="P51"><text:span text:style-name="T47"><text:tab/>3.</text:span><text:span text:style-name="T54">1</text:span><text:span text:style-name="T47"> Python </text:span></text:p>
      <text:p text:style-name="P51"><text:span text:style-name="T47"><text:tab/>3.2 </text:span><text:span text:style-name="T22">Application Programmer Interfaces (</text:span><text:span text:style-name="T24">APIs</text:span><text:span text:style-name="T22">)</text:span></text:p>
      <text:p text:style-name="P51"><text:span text:style-name="T87"><text:tab/>3.3 </text:span><text:span text:style-name="T88">Software Development Kits (</text:span><text:span text:style-name="T89">SDKs</text:span><text:span text:style-name="T88">)</text:span></text:p>
      <text:p text:style-name="P37"/>
      <text:p text:style-name="P12"><text:span text:style-name="T61">V</text:span><text:span text:style-name="T60">I</text:span><text:span text:style-name="T61">. </text:span><text:span text:style-name="T60">Analysis, Evaluation, and </text:span><text:span text:style-name="T61">Translation of Legal Documents </text:span><text:span text:style-name="T90">in Civil Law</text:span></text:p>
      <text:p text:style-name="P38">1. Legal Proceeding and Precedent <text:span text:style-name="T10">Documents</text:span></text:p>
      <text:p text:style-name="P40">1.1 Proceedings</text:p>
      <text:p text:style-name="P40">1.2 Expert Testimony</text:p>
      <text:p text:style-name="P40">1.3 Notaries</text:p>
      <text:p text:style-name="P39">2. <text:span text:style-name="T57">Contracts</text:span></text:p>
      <text:p text:style-name="P39"><text:span text:style-name="T10">3. </text:span><text:span text:style-name="T57">Wills</text:span></text:p>
      <text:p text:style-name="P39"><text:span text:style-name="T10">4</text:span><text:span text:style-name="T57"> Acts</text:span></text:p>
      <text:p text:style-name="P39"><text:span text:style-name="T10">5.</text:span><text:span text:style-name="T57"> Certificates</text:span></text:p>
      <text:p text:style-name="P32"/>
      <text:p text:style-name="P12"><text:span text:style-name="T61">V</text:span><text:span text:style-name="T60">I</text:span><text:span text:style-name="T69">I</text:span><text:span text:style-name="T61">. <text:s/></text:span><text:span text:style-name="T90">Analysis, Evaluation, and Translation from the Literature of </text:span><text:span text:style-name="T61">Contemporary </text:span><text:span text:style-name="T60">International Law</text:span></text:p>
      <text:p text:style-name="P61">1. International Journal of Law in Context (Cambridge)</text:p>
      <text:p text:style-name="P62">2. Journal of Law and Society (Cornell)</text:p>
      <text:p text:style-name="P62">3. International Journal of Law</text:p>
      <text:p text:style-name="P26"/>
      <text:p text:style-name="P12"><text:soft-page-break/><text:span text:style-name="T55">VIII</text:span><text:span text:style-name="T40">. </text:span><text:span text:style-name="T41">Vocabulary </text:span><text:span text:style-name="T42">Building</text:span></text:p>
      <text:p text:style-name="P45"/>
      <text:p text:style-name="P17">Expectations</text:p>
      <text:p text:style-name="P52">Students will be expected to:</text:p>
      <text:list xml:id="list1271832548" text:style-name="L1">
        <text:list-item>
          <text:p text:style-name="P63">Attend all classes on time</text:p>
        </text:list-item>
        <text:list-item>
          <text:p text:style-name="P63">Be prepared to take notes and access materials on-line</text:p>
        </text:list-item>
        <text:list-item>
          <text:p text:style-name="P63">Participate in all class activities, including discussions and presentations</text:p>
        </text:list-item>
        <text:list-item>
          <text:p text:style-name="P64">Complete all assignments and exam<text:span text:style-name="T58">s</text:span></text:p>
        </text:list-item>
      </text:list>
      <text:p text:style-name="P53"/>
      <text:p text:style-name="P17">Exit Criteria</text:p>
      <text:p text:style-name="P54"><text:span text:style-name="T18">Upon the successful completion of the course the student will </text:span><text:span text:style-name="T19">be able to:</text:span></text:p>
      <text:list xml:id="list172903159" text:style-name="L2">
        <text:list-item>
          <text:p text:style-name="P65">Analyze and evaluate the role of language in law, including the use of jargon</text:p>
        </text:list-item>
        <text:list-item>
          <text:p text:style-name="P65">Demonstrate the ability to conduct basic legal research using online resources and professional texts</text:p>
        </text:list-item>
        <text:list-item>
          <text:p text:style-name="P65">Demonstrate a basic understanding of legal systems including those of Mexico and the US</text:p>
        </text:list-item>
        <text:list-item>
          <text:p text:style-name="P65">Demonstrate a basic understanding of the history and function of the SCJN</text:p>
        </text:list-item>
        <text:list-item>
          <text:p text:style-name="P70">Demonstrate a solid understanding of <text:span text:style-name="T20">English grammatical structures and stylistic elements </text:span><text:span text:style-name="T97">useful for professional writing</text:span></text:p>
        </text:list-item>
        <text:list-item>
          <text:p text:style-name="P70">Demonstrate a solid understanding of <text:span text:style-name="T98">document management and QA/QC as well as other elements of professional consulting</text:span></text:p>
        </text:list-item>
        <text:list-item>
          <text:p text:style-name="P66">Demonstrate <text:span text:style-name="T95">a </text:span><text:span text:style-name="T96">basic </text:span><text:span text:style-name="T95">understanding of </text:span>AI-powered translation and the use of LLMs via APIs</text:p>
        </text:list-item>
        <text:list-item>
          <text:p text:style-name="P67"><text:span text:style-name="T30">Analyze, evaluate, </text:span><text:span text:style-name="T35">and translate</text:span><text:span text:style-name="T30"> </text:span><text:span text:style-name="T35">standard </text:span><text:span text:style-name="T36">l</text:span><text:span text:style-name="T37">egal </text:span><text:span text:style-name="T39">d</text:span><text:span text:style-name="T37">ocuments </text:span><text:span text:style-name="T39">found </text:span><text:span text:style-name="T38">in </text:span><text:span text:style-name="T39">c</text:span><text:span text:style-name="T38">ivil </text:span><text:span text:style-name="T39">l</text:span><text:span text:style-name="T38">aw</text:span></text:p>
        </text:list-item>
        <text:list-item>
          <text:p text:style-name="P67"><text:span text:style-name="T38">Analyze, evaluate, </text:span><text:span text:style-name="T39">and translate</text:span><text:span text:style-name="T38"> </text:span><text:span text:style-name="T39">selected journal articles in the area of international law</text:span></text:p>
        </text:list-item>
        <text:list-item>
          <text:p text:style-name="P67"><text:span text:style-name="T31">Design, develop, and implement personal dictionaries for the translation of specialized terminology </text:span><text:span text:style-name="T32">in </text:span><text:span text:style-name="T33">l</text:span><text:span text:style-name="T34">egal documents</text:span></text:p>
        </text:list-item>
        <text:list-item>
          <text:p text:style-name="P71">Produce professional-quality deliverables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<text:span text:style-name="T28">Interim </text:span>Evaluations <text:span text:style-name="T56">(Partials)</text:span></text:p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18"/>
          </table:table-cell>
          <table:table-cell table:style-name="Table3.D1" office:value-type="string">
            <text:p text:style-name="P19">Final Grade</text:p>
          </table:table-cell>
          <table:table-cell table:style-name="Table3.A1" office:value-type="string">
            <text:p text:style-name="P58"/>
          </table:table-cell>
        </table:table-row>
        <table:table-row>
          <table:table-cell table:style-name="Table3.A1" office:value-type="string">
            <text:p text:style-name="P56">Daily Work and Participation<text:tab/></text:p>
          </table:table-cell>
          <table:table-cell table:style-name="Table3.A1" office:value-type="string">
            <text:p text:style-name="P59">1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6"><text:span text:style-name="T56">1P</text:span><text:tab/></text:p>
          </table:table-cell>
          <table:table-cell table:style-name="Table3.A1" office:value-type="string">
            <text:p text:style-name="P59"><text:span text:style-name="T56">25 </text:span>%</text:p>
          </table:table-cell>
        </table:table-row>
        <table:table-row>
          <table:table-cell table:style-name="Table3.A1" office:value-type="string">
            <text:p text:style-name="P59">Homework</text:p>
          </table:table-cell>
          <table:table-cell table:style-name="Table3.A1" office:value-type="string">
            <text:p text:style-name="P59">60 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2P</text:p>
          </table:table-cell>
          <table:table-cell table:style-name="Table3.A1" office:value-type="string">
            <text:p text:style-name="P59"><text:span text:style-name="T56">25</text:span> %</text:p>
          </table:table-cell>
        </table:table-row>
        <table:table-row>
          <table:table-cell table:style-name="Table3.A1" office:value-type="string">
            <text:p text:style-name="P59">Interim Exam</text:p>
          </table:table-cell>
          <table:table-cell table:style-name="Table3.A1" office:value-type="string">
            <text:p text:style-name="P59">3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3P</text:p>
          </table:table-cell>
          <table:table-cell table:style-name="Table3.A1" office:value-type="string">
            <text:p text:style-name="P59"><text:span text:style-name="T56">25 </text:span>%</text:p>
          </table:table-cell>
        </table:table-row>
        <table:table-row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9">Final Exam</text:p>
          </table:table-cell>
          <table:table-cell table:style-name="Table3.A1" office:value-type="string">
            <text:p text:style-name="P59"><text:span text:style-name="T56">25</text:span> %</text:p>
          </table:table-cell>
        </table:table-row>
      </table:table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officeooo:rsid="00ac067e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8431bb" style:font-weight-asian="bold" style:font-weight-complex="bold"/>
    </style:style>
    <style:style style:name="MT4" style:family="text">
      <style:text-properties fo:font-weight="bold" officeooo:rsid="00ac067e" style:font-weight-asian="bold" style:font-weight-complex="bold"/>
    </style:style>
    <style:style style:name="MT5" style:family="text">
      <style:text-properties fo:font-weight="normal" officeooo:rsid="00ac067e" style:font-weight-asian="normal" style:font-weight-complex="normal"/>
    </style:style>
    <style:style style:name="MT6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</text:span><text:span text:style-name="MT3">T</text:span><text:span text:style-name="MT2">073</text:span><text:span text:style-name="MT4">2</text:span><text:span text:style-name="MT5">)</text:span></text:p>
        <text:p text:style-name="MP2">UTECA 25-3</text:p>
        <text:p text:style-name="MP2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4T13:57:01.727115262</dc:date>
    <meta:editing-duration>PT10H59M17S</meta:editing-duration>
    <meta:editing-cycles>124</meta:editing-cycles>
    <meta:generator>LibreOffice/7.3.7.2$Linux_X86_64 LibreOffice_project/30$Build-2</meta:generator>
    <meta:document-statistic meta:table-count="2" meta:image-count="1" meta:object-count="0" meta:page-count="3" meta:paragraph-count="117" meta:word-count="651" meta:character-count="4268" meta:non-whitespace-character-count="3679"/>
  </office:meta>
</office:document-meta>
</file>